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P BEEF<text:line-break/>- Nie zawiera laktozy</text:p>
      <text:p text:style-name="Standard">- Doskonała alternatywa dla białek serwatkowych</text:p>
      <text:p text:style-name="Standard">- Przyczynia się do rozwoju i utrzymania masy mięśniowej oraz kości <text:line-break/><text:line-break/>Kompletne, hydrolizowane białko wytwarzane z peptydu wołowiny, z surowca świeżego mięsa wołowego.<text:span text:style-name="Strong_20_Emphasis"> </text:span>VIP BEEF to źródło białka, które jest łatwiejsze do strawienia niż niskotłuszczowa wołowina (stek) tzn. jest trawione w ciągu 60 minut, a także ma wysoką zawartość białka i azotu (100). Najnowsze białko wołowe bez dodatku laktozy i soi. <text:s/><text:line-break/><text:line-break/>VIP BEEF jest doskonałą alternatywą dla białek mleka, a w szczególności dla białek sojowych! Mleko może być poważnym problemem dla wielu ludzi cierpiących na nietolerancję lub alergię na laktozę, lub dla tych, którzy stosują paleo diety gdzie produkty mleczne są absolutnie wykluczone z jadłospisu a jedynym źródłem białek są białka mięsne. </text:p>
      <text:p text:style-name="Standard"><text:line-break/>Kompletne źródła białka dostarczają organizmowi wszystkich niezbędnych aminokwasów, w tym 9 aminokwasów, które nie są syntezowane przez ludzki organizm i muszą być dostarczone poprzez pożywienia (np. histydyna, izoleucyna, leucyna, lizyna, metionina, fenyloalanina, treonina, tryptofan, walina). <text:line-break/><text:line-break/>VIP BEEF to produkt, który dostarcza Twoim mięśniom budującej mocy białek czerwonego mięsa z bardzo dużą zawartością wszystkich podstawowych aminokwasów a szczególnie bardzo wysokich dawek Proliny, Hydroksyproliny, Glutaminy.<text:line-break/><text:line-break/>Prolina to bardzo specyficzny aminokwas, którego organizm człowieka potrzebuje w największej ilości do przeprowadzenia prawidłowej syntezy białek mięśniowych i kolagenu. Dzięki swoim silnym zdolnościom regeneracyjnym może ona przyspieszyć odbudowę kolagenu i gojenie się ran po urazach czy kontuzji dlatego polecana sportowcom oraz osobom ciężko pracującym fizycznie. Silnie stymuluje regenerację po każdym intensywnym <text:s/>wysiłku i pomaga znacznie poprawić przyrost masy mięśniowej i jej odbudowę po treningu siłowym. <text:line-break/><text:line-break/>Jeżeli chcesz dobrej alternatywy od białka serwatkowego VIP BEEF to idealne rozwiązanie. Czy jesteś gotów by wkroczyć w strefę V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mil ddd</meta:initial-creator>
    <meta:creation-date>2015-11-27T16:10:18.82</meta:creation-date>
    <dc:date>2015-11-30T11:22:37.80</dc:date>
    <dc:creator>Kamil ddd</dc:creator>
    <meta:editing-duration>PT59M13S</meta:editing-duration>
    <meta:editing-cycles>3</meta:editing-cycles>
    <meta:generator>OpenOffice/4.1.1$Win32 OpenOffice.org_project/411m6$Build-9775</meta:generator>
    <meta:document-statistic meta:table-count="0" meta:image-count="0" meta:object-count="0" meta:page-count="1" meta:paragraph-count="4" meta:word-count="273" meta:character-count="2001"/>
  </office:meta>
</office:document-meta>
</file>